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056cm" style:rel-column-width="4000*"/>
    </style:style>
    <style:style style:name="Table1.B" style:family="table-column">
      <style:table-column-properties style:column-width="4.277cm" style:rel-column-width="2425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5" style:family="table-row">
      <style:table-row-properties style:min-row-height="0.686cm"/>
    </style:style>
    <style:style style:name="P1" style:family="paragraph" style:parent-style-name="Table_20_Contents">
      <style:text-properties style:font-name="Charis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haris SI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da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ɩtanta (Asɩ bʋmɛɛta ɛkɛkɛɛk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ikie (Fʋ ba ɔbwɛ fʋ ɩtɔm fasikie m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yɔbʋdʋn (Abanyɔ bʋbʋ alɛ dʋn ɔbakʋ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ibɔamʋsʋ (Anɩmákpla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pʋalɩtsia (Atsia mʋ́ al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sɩtɔdwɛ (Ɔdwɛá imotsu klʋnt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pleiadʋn (Máplei wa fʋ alup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ɩfʋgyinɩ (Fʋ tsiatɔ nɩ?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onu (Aya as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sɩbʋtɩnbɩ (Ɩbʋ brɛá ɩbɔ́wankɩ f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mʋwʋlenya (Bʋtekle amʋ́ nkʋlɛ yile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ʋbatanamʋlasʋ (Fasi fʋ lalahɛ tsw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wɛlɛbenya (banya atsia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ʋbenya (ɩlawa alɛ ha ak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iamʋasʋn (anɩmákpla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mʋnya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sɩbawuaPɛlɩ dɛ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sababenya (Abʋapʋ ntɛɛ amʋ́ mʋ bʋts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u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mitsialɩ (Awaa ns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wɛagyi (Fɔbwɛ atɔ a, fagyi 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ɩaba (Atsia wanklaa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siamʋalɩ (Anɩmákpl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waɩla (Ɩwaa fʋ ogy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ulatsi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ɩetsubi (Otsib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labi (Klabi)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ɔɔswɩɩ (Afɔɔ ɔswɩkp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ɩtɩ (Alɩ mʋ bi gyankpap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yoamʋ (anɩmanatɩ si amʋ́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wɛlabʋyinblɩ (Basi amʋ́ klɛ tsw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Bɔpɔ (Obi tsɩhɛ dɛhɛ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35">
          <table:table-cell table:style-name="Table1.A2" office:value-type="string">
            <text:p text:style-name="P2">Banyanu (Banu dodo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ʋblɩ (Blɩhɛ igy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lɩnu (Ɔkʋ ɔblɩ asa ɔkʋ tonu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egyita (Fʋdegyi a, ta ɩtɛt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webi (Bwɛh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ɔwalɛ (Imeyint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ɩasa, Biasa (Obi tsɩhɛ saasɩ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ʋfʋwa (fʋ ɛ fʋbʋ ɩk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ʋfʋwoyi (Fʋ ɛ fʋbʋ ɩk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ʋalɩagyi (Ɩbʋ tɔá olowu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ablɩsi (Yɛ ɩlatsʋn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ɩnkansɩ (Mátan ɩwɩsʋ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trɛkɛ (Tɛkɩ bʋmegyi ɩkʋl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yula (iwilwi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yɩɛtsɔ (ɔyɩ lomon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ɛkpɛ (Kpalobi-kpalob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yɩtɔgyi (Ɔyɩtɔ igyi anɩtsie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Ɛkɛmanʋ (Mmánu fʋ lalahɛ fʋ ɛ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Ɛkɛbʋnʋ (Ɛkɛ bʋnʋ ha togyit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ʋyinb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ʋgyifotsu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ʋklɛgyifʋk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ɔbwɛa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ʋ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kpɔn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tɔn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bʋalɩa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ʋkʋman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palɩbolu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latɔ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e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Kok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ɔk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ats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tɔɩ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dʋb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bʋn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kʋl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ublam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meyinf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pʋyɛts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ɩklɛtɔny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menyayil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wɛb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su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fen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b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mɛdɩan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mɛfɩtɛ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wusim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ene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abʋa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tsieno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tɔnɔb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we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ɩfʋgyifotsu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tɔan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nam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piod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io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an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aak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ʋten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Ɔkʋma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anɔ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tsu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or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sɔf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sumɩ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u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ut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ukend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lala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tɔɩ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ʋalɛlag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lalam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lɔk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wɛs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a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ana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y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ɩ 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ɩ y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motsu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wunya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gyalɛ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ɛalɩanf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mo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Ɛkɛk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2:08:15</meta:creation-date>
    <meta:document-statistic meta:table-count="1" meta:image-count="0" meta:object-count="0" meta:page-count="5" meta:paragraph-count="131" meta:word-count="276" meta:character-count="1832"/>
    <dc:date>2012-10-26T15:16:57</dc:date>
    <meta:editing-duration>PT00H06M29S</meta:editing-duration>
    <meta:editing-cycles>1</meta:editing-cycles>
    <meta:generator>OpenOffice.org/3.2$Linux OpenOffice.org_project/320m12$Build-9483</meta:generator>
  </office:meta>
</office:document-meta>
</file>